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text-position="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Tim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PU Freq</text:p>
          </table:table-cell>
          <table:table-cell office:value-type="float" office:value="8000000" calcext:value-type="float">
            <text:p>8000000</text:p>
          </table:table-cell>
          <table:table-cell/>
          <table:table-cell office:value-type="string" calcext:value-type="string">
            <text:p>Steps / Turn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CPU Prescaler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tor Gea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uter Gear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eeded Divisor</text:p>
          </table:table-cell>
          <table:table-cell table:formula="of:=([.B1]/[.B2])*[.E6]" office:value-type="float" office:value="10261824.3243243" calcext:value-type="float">
            <text:p>10261824,3243243</text:p>
          </table:table-cell>
          <table:table-cell/>
          <table:table-cell office:value-type="string" calcext:value-type="string">
            <text:p>Tot Steps / Turn</text:p>
          </table:table-cell>
          <table:table-cell table:formula="of:=[.E1]*[.E3]/[.E2]" office:value-type="float" office:value="8419.55555555555" calcext:value-type="float">
            <text:p>8419,55555555555</text:p>
          </table:table-cell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RA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econds / step</text:p>
          </table:table-cell>
          <table:table-cell table:formula="of:=24*3600/[.E4]" office:value-type="float" office:value="10.2618243243243" calcext:value-type="float">
            <text:p>10,2618243243243</text:p>
          </table:table-cell>
        </table:table-row>
        <table:table-row table:style-name="ro1">
          <table:table-cell office:value-type="string" calcext:value-type="string">
            <text:p>Ticks</text:p>
          </table:table-cell>
          <table:table-cell table:formula="of:=[.B4]/([.B5]*[.B6])" office:value-type="float" office:value="116611.64004914" calcext:value-type="float">
            <text:p>116611,64004914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formula="of:=(104462*90/100)" office:value-type="float" office:value="94015.8" calcext:value-type="float">
            <text:p>94015,8</text:p>
          </table:table-cell>
          <table:table-cell table:number-columns-repeated="4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Ett varv</text:p>
          </table:table-cell>
          <table:table-cell table:formula="of:=1*60+55.28" office:value-type="float" office:value="115.28" calcext:value-type="float">
            <text:p>115,2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cks Needed</text:p>
          </table:table-cell>
          <table:table-cell table:formula="of:=[.E6]/[.B25]" office:value-type="float" office:value="89931.6089380498" calcext:value-type="float">
            <text:p>89931,6089380498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office:value-type="float" office:value="8419" calcext:value-type="float">
            <text:p>8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/Step</text:p>
          </table:table-cell>
          <table:table-cell table:formula="of:=[.B21]/[.B22]" office:value-type="float" office:value="0.0136928376291721" calcext:value-type="float">
            <text:p>0,013692837629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cks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 / Tick</text:p>
          </table:table-cell>
          <table:table-cell table:formula="of:=[.B23]/[.B24]" office:value-type="float" office:value="0.000114106980243101" calcext:value-type="float">
            <text:p>0,00011410698024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Mhz</text:p>
          </table:table-cell>
          <table:table-cell table:style-name="ce1" office:value-type="float" office:value="8000000" calcext:value-type="float">
            <text:p>8,00E+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r Prescaler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RA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/Tick</text:p>
          </table:table-cell>
          <table:table-cell table:formula="of:=(1/[.B27])*[.B28]*[.B29]*[.B30]" office:value-type="float" office:value="0.000112" calcext:value-type="float">
            <text:p>0,000112</text:p>
          </table:table-cell>
          <table:table-cell table:number-columns-repeated="3"/>
        </table:table-row>
      </table:table>
      <table:table table:name="UNC Screw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UNC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Scaling mm→UNC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¾-20</text:p>
          </table:table-cell>
          <table:table-cell office:value-type="string" calcext:value-type="string">
            <text:p>M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tch (threads/inch)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</text:p>
          </table:table-cell>
          <table:table-cell table:formula="of:=25.4/[.B3]" office:value-type="float" office:value="1.27" calcext:value-type="float">
            <text:p>1,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Y</text:p>
          </table:table-cell>
          <table:table-cell table:formula="of:=[.B6]/[.C6]" office:value-type="float" office:value="1.05833333333333" calcext:value-type="float">
            <text:p>1,05833333333333</text:p>
          </table:table-cell>
        </table:table-row>
        <table:table-row table:style-name="ro1">
          <table:table-cell office:value-type="string" calcext:value-type="string">
            <text:p>Diameter inch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Z</text:p>
          </table:table-cell>
          <table:table-cell table:formula="of:=[.B4]/[.C4]" office:value-type="float" office:value="1.27" calcext:value-type="float">
            <text:p>1,27</text:p>
          </table:table-cell>
        </table:table-row>
        <table:table-row table:style-name="ro1">
          <table:table-cell office:value-type="string" calcext:value-type="string">
            <text:p>Diameter mm</text:p>
          </table:table-cell>
          <table:table-cell table:formula="of:=25.4*[.B5]" office:value-type="float" office:value="6.35" calcext:value-type="float">
            <text:p>6,3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0">0000-00-00</text:date>, <text:time style:data-style-name="N2" text:time-value="14:15:56.851254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Berntzon</meta:initial-creator>
    <meta:creation-date>2019-02-25T19:54:34.120789720</meta:creation-date>
    <dc:date>2019-03-14T14:43:43.665388007</dc:date>
    <dc:creator>Lars Berntzon</dc:creator>
    <meta:editing-duration>PT1H34M26S</meta:editing-duration>
    <meta:editing-cycles>12</meta:editing-cycles>
    <meta:generator>LibreOffice/5.2.1.2$Linux_X86_64 LibreOffice_project/20m0$Build-2</meta:generator>
    <meta:document-statistic meta:table-count="2" meta:cell-count="66" meta:object-count="0"/>
  </office:meta>
</office:document-meta>
</file>